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iceUnitAnalyz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iceUnitAnalyzer.getConsumes( 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ServiceUnitAnalyzer.isValidEndpoint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